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 have observed two different types of educational games:</text:p>
      <text:list xml:id="list33637855" text:style-name="L1">
        <text:list-item>
          <text:p text:style-name="P2">Type A: <text:span text:style-name="T1">Type A games use the subject matter as the games core gameplay and fill in the rest of the game with typicial game elements</text:span></text:p>
        </text:list-item>
        <text:list-item>
          <text:p text:style-name="P2">Type B: <text:span text:style-name="T1">Type B games attempt to create fun gameplay that teaches the subject matter almost incidentally</text:span></text:p>
        </text:list-item>
      </text:list>
      <text:p text:style-name="P1"><text:span text:style-name="T1">My guess is that type B games will be far more successful at increasing student motivation than type A. However, type A games maybe better at teaching the subject matter, or perhaps just having it 'stick'.</text:span></text:p>
      <text:p text:style-name="P1"><text:span text:style-name="T1"/></text:p>
      <text:p text:style-name="P1"><text:span text:style-name="T1">This is something I would like to investiga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07M26S</meta:editing-duration>
    <meta:editing-cycles>5</meta:editing-cycles>
    <meta:generator>OpenOffice.org/3.2$Win32 OpenOffice.org_project/320m18$Build-9502</meta:generator>
    <dc:date>2011-11-03T13:58:38.70</dc:date>
    <dc:creator>Ben Gibson</dc:creator>
    <meta:document-statistic meta:table-count="0" meta:image-count="0" meta:object-count="0" meta:page-count="1" meta:paragraph-count="5" meta:word-count="98" meta:character-count="544"/>
    <meta:user-defined meta:name="Info 1"/>
    <meta:user-defined meta:name="Info 2"/>
    <meta:user-defined meta:name="Info 3"/>
    <meta:user-defined meta:name="Info 4"/>
  </office:meta>
</office:document-meta>
</file>